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2.1" calcext:value-type="string">
            <text:p>2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formula="of:=IF([.A19]&lt;&gt;&quot;&quot;;[.A19];&quot;&quot;)"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e Coloring Pages 9</text:p>
          </table:table-cell>
          <table:table-cell table:formula="of:=IF([.A20]&lt;&gt;&quot;&quot;;[.A20];&quot;&quot;)" office:value-type="float" office:value="4" calcext:value-type="float">
            <text:p>4</text:p>
          </table:table-cell>
          <table:table-cell office:value-type="string" calcext:value-type="string">
            <text:p>best-coloring-pages.com</text:p>
          </table:table-cell>
          <table:table-cell table:number-columns-repeated="3"/>
          <table:table-cell table:style-name="ce4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outh</text:p>
          </table:table-cell>
          <table:table-cell table:formula="of:=IF([.A21]&lt;&gt;&quot;&quot;;[.A21];&quot;&quot;)" office:value-type="float" office:value="6" calcext:value-type="float">
            <text:p>6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eolhades (2x)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gyptian hieroglyphs</text:p>
          </table:table-cell>
          <table:table-cell table:formula="of:=IF([.A22]&lt;&gt;&quot;&quot;;[.A22];&quot;&quot;)">
            <text:p/>
          </table:table-cell>
          <table:table-cell office:value-type="string" calcext:value-type="string">
            <text:p>Wikipedia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toon Globe</text:p>
          </table:table-cell>
          <table:table-cell table:formula="of:=IF([.A23]&lt;&gt;&quot;&quot;;[.A23];&quot;&quot;)" office:value-type="float" office:value="7" calcext:value-type="float">
            <text:p>7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nana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oloring page village</text:p>
          </table:table-cell>
          <table:table-cell/>
          <table:table-cell office:value-type="string" calcext:value-type="string">
            <text:p>edupics.com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IF([.A25]&lt;&gt;&quot;&quot;;[.A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]&lt;&gt;&quot;&quot;;[.A26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7]&lt;&gt;&quot;&quot;;[.A27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8]&lt;&gt;&quot;&quot;;[.A2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29]&lt;&gt;&quot;&quot;;[.A29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0]&lt;&gt;&quot;&quot;;[.A30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1]&lt;&gt;&quot;&quot;;[.A31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2]&lt;&gt;&quot;&quot;;[.A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]&lt;&gt;&quot;&quot;;[.A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]&lt;&gt;&quot;&quot;;[.A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]&lt;&gt;&quot;&quot;;[.A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]&lt;&gt;&quot;&quot;;[.A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]&lt;&gt;&quot;&quot;;[.A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]&lt;&gt;&quot;&quot;;[.A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]&lt;&gt;&quot;&quot;;[.A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]&lt;&gt;&quot;&quot;;[.A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]&lt;&gt;&quot;&quot;;[.A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]&lt;&gt;&quot;&quot;;[.A42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43]&lt;&gt;&quot;&quot;;[.A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]&lt;&gt;&quot;&quot;;[.A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6T14:59:47.160040056</dc:date>
    <meta:editing-duration>P3DT8H4M58S</meta:editing-duration>
    <meta:generator>LibreOffice/4.1.3.2$Linux_X86_64 LibreOffice_project/410m0$Build-2</meta:generator>
    <meta:editing-cycles>139</meta:editing-cycles>
    <meta:document-statistic meta:table-count="2" meta:cell-count="669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